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673e4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036cf" officeooo:paragraph-rsid="001036cf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39a34" officeooo:paragraph-rsid="00139a34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673e4" officeooo:paragraph-rsid="001673e4"/>
    </style:style>
    <style:style style:name="T1" style:family="text">
      <style:text-properties officeooo:rsid="000e02d0"/>
    </style:style>
    <style:style style:name="T2" style:family="text">
      <style:text-properties officeooo:rsid="000e91b8"/>
    </style:style>
    <style:style style:name="T3" style:family="text">
      <style:text-properties officeooo:rsid="000fa709"/>
    </style:style>
    <style:style style:name="T4" style:family="text">
      <style:text-properties officeooo:rsid="001036c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6cf" style:font-weight-asian="bold" style:font-weight-complex="bold"/>
    </style:style>
    <style:style style:name="T7" style:family="text">
      <style:text-properties fo:font-weight="bold" officeooo:rsid="000e02d0" style:font-weight-asian="bold" style:font-weight-complex="bold"/>
    </style:style>
    <style:style style:name="T8" style:family="text">
      <style:text-properties officeooo:rsid="0011fbf0"/>
    </style:style>
    <style:style style:name="T9" style:family="text">
      <style:text-properties officeooo:rsid="00124d8e"/>
    </style:style>
    <style:style style:name="T10" style:family="text">
      <style:text-properties officeooo:rsid="00139a34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span text:style-name="T1">Para este trabalho, a métrica da ISO 9196 que será focada será a </text:span><text:span text:style-name="T6">c</text:span><text:span text:style-name="T7">onfiabilidade</text:span><text:span text:style-name="T1">. Foi escolhido esta métrica pois o sistema deverá funcionar com vários dados de pessoas e itens (neste caso, livros). Os dados das pessoas incluem, mas não estão limitados a: Endereços residenciais, números de telefone, endereços de E-Mail, </text:span><text:span text:style-name="T2">dados de cobrança, documentos e senhas.</text:span></text:p>
      <text:p text:style-name="P2"><text:tab/><text:span text:style-name="T3">É de extrema importância que o sistema trate destes dados confiavelmente, garantindo que seja possível saber o histórico de um livro desde o seu cadastro, sendo possível rastrear todos os empréstimos feitos até então.</text:span></text:p>
      <text:p text:style-name="P2"/>
      <text:p text:style-name="P2"><text:span text:style-name="T4">Para que a confiabilidade do software seja alcançada, o sistema deve preencher os seguintes requisitos:</text:span></text:p>
      <text:list text:style-name="L1">
        <text:list-item>
          <text:p text:style-name="P3">Validação de formulários: Cada formulário do sistema deve verificar <text:span text:style-name="T9">se </text:span>o valor <text:span text:style-name="T8">que</text:span> o usuário informou é válido. Esta validação deve ser feita client-side e server-side.</text:p>
          <text:p text:style-name="P3"/>
        </text:list-item>
        <text:list-item>
          <text:p text:style-name="P3">Sem redundância descontrolada dos dados: No banco de dados, informações que serão <text:span text:style-name="T10">salvas</text:span> em vários registros não poderão estar repetidas. Exemplo: Em um registro de empréstimo de livro, deverá ser salvo o ID do usuário que pegou o livro, e não suas informações cadastrais completas.</text:p>
          <text:p text:style-name="P3"/>
        </text:list-item>
        <text:list-item>
          <text:p text:style-name="P5">Sem repetições de registro: O sistema não deve permitir o registro de usuários e livros que já estão cadastrados no sistema. No caso dos livros será permitido o cadastro apenas se já não tiver um registro <text:span text:style-name="T5">idêntico</text:span><text:span text:style-name="T11">, e não tiver o código ISBN já cadastrado (se o livro possuir um).</text:span></text:p>
          <text:p text:style-name="P3"/>
        </text:list-item>
        <text:list-item>
          <text:p text:style-name="P4">Rastreabilidade: O sistema deverá permitir o rastreio dos livros, sendo possível ver todos os usuários que pegaram tal livro emprestado, quanto tempo ficou com o livro etc…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5:47:21.476000000</meta:creation-date>
    <dc:date>2023-11-03T17:46:43.900000000</dc:date>
    <meta:editing-duration>PT1H59M19S</meta:editing-duration>
    <meta:editing-cycles>11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7" meta:word-count="258" meta:character-count="1592" meta:non-whitespace-character-count="1342"/>
  </office:meta>
</office:document-meta>
</file>